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2BCFBA9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4cm" svg:height="1.6cm" svg:x="10.95cm" svg:y="13.014cm">
          <text:p text:style-name="P1">Android-App</text:p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3.883cm" svg:height="3.883cm" svg:x="1.117cm" svg:y="4.259cm">
          <draw:image xlink:href="Pictures/1000020100000200000002002BCFBA9D.png" xlink:type="simple" xlink:show="embed" xlink:actuate="onLoad">
            <text:p/>
          </draw:image>
        </draw:frame>
        <draw:g xml:id="id2" draw:id="id2">
          <draw:custom-shape draw:style-name="gr1" draw:text-style-name="P1" draw:layer="layout" svg:width="9.9cm" svg:height="8cm" svg:x="8.2cm" svg:y="2.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pplication-Server („Cloud“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3.2cm" svg:x="13.4cm" svg:y="6.1cm">
            <text:p text:style-name="P1">User </text:p>
            <text:p text:style-name="P1">Managem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3.2cm" svg:x="13.4cm" svg:y="2.6cm">
            <text:p text:style-name="P1">Calenda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6.7cm" svg:x="8.7cm" svg:y="2.6cm">
            <text:p text:style-name="P1">REST</text:p>
            <text:p text:style-name="P1">Interface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5cm" svg:y1="6.2cm" svg:x2="8.2cm" svg:y2="6.2cm" draw:start-shape="id1" draw:start-glue-point="1" draw:end-shape="id2" draw:end-glue-point="3" svg:d="M5000 6200h3200" svg:viewBox="0 0 3201 1">
          <text:p/>
        </draw:connector>
        <draw:connector draw:style-name="gr4" draw:text-style-name="P1" draw:layer="layout" svg:x1="13.15cm" svg:y1="13.014cm" svg:x2="13.15cm" svg:y2="10.2cm" draw:start-shape="id3" draw:start-glue-point="0" draw:end-shape="id2" draw:end-glue-point="2" svg:d="M13150 13014v-2814" svg:viewBox="0 0 1 2815">
          <text:p/>
        </draw:connector>
        <draw:frame draw:style-name="gr5" draw:layer="layout" svg:width="3.956cm" svg:height="0.962cm" svg:x="1.467cm" svg:y="8.419cm">
          <draw:text-box>
            <text:p>PostgreSQ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20:58:21.641000000</meta:creation-date>
    <dc:date>2014-11-23T21:21:18.698000000</dc:date>
    <meta:editing-duration>PT7M45S</meta:editing-duration>
    <meta:editing-cycles>3</meta:editing-cycles>
    <meta:generator>LibreOffice/4.2.7.2$Windows_x86 LibreOffice_project/933c0aa564ec4f8883ed5732c866db48dca4dac5</meta:generator>
    <meta:document-statistic meta:object-count="10"/>
  </office:meta>
</office:document-meta>
</file>